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6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51pt solid #000000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Caffè normale, macchiato</text:p>
          </table:table-cell>
          <table:table-cell table:style-name="ce3"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Decaffeinato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Caffè americano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Caffè macchiato soia 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Caffè corretto 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Orzo e ginseng piccolo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// corretto 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Orzo ginseng grande 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// corret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puccino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Cappuccino soia / senza lattosio 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Cappuccino decaffeinato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Cappuccino decaffeinato soia / senza lattosio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ma caffè piccola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Crema caffè grande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Spremuta arancia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Spremuta mista / solo melograno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netto piccolo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Cornetto piccolo pistacchio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ambella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Cornetto vuoto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Cornetto integrale 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Cornetto integrale ripieno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Cornetti ripieni / bombolone / sfogliatella / girella / veneziana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Cornetto pistacchio / rustica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Bignè alla pan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gnè crema chantilly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Bignè alla crema pasticcera / cioccolato 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Cestino di frutta 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Occhi di bu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zzo crostata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Muffin 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Mignon </text:p>
          </table:table-cell>
          <table:table-cell office:value-type="string" calcext:value-type="string">
            <text:p>0,80 al pz. / 24,00 al kg</text:p>
          </table:table-cell>
        </table:table-row>
        <table:table-row table:style-name="ro1">
          <table:table-cell office:value-type="string" calcext:value-type="string">
            <text:p>Biscotti </text:p>
          </table:table-cell>
          <table:table-cell office:value-type="string" calcext:value-type="string">
            <text:p>0,40 al pz. / 26,00 al kg</text:p>
          </table:table-cell>
        </table:table-row>
        <table:table-row table:style-name="ro1">
          <table:table-cell office:value-type="string" calcext:value-type="string">
            <text:p>Torte </text:p>
          </table:table-cell>
          <table:table-cell office:value-type="string" calcext:value-type="string">
            <text:p>24,00 al k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izza mignon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Pizza media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Pizza grande 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Tramezzino / Tramezzino pizza 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Panini piccoli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Croissant salati farciti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anini integrali piccoli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anino integrali grand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adi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peritivo </text:p>
          </table:table-cell>
          <table:table-cell office:value-type="string" calcext:value-type="string">
            <text:p>6,00 / 7,00</text:p>
          </table:table-cell>
        </table:table-row>
        <table:table-row table:style-name="ro1">
          <table:table-cell office:value-type="string" calcext:value-type="string">
            <text:p>Bicchiere acqua piccola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Bicchiere acqua grande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alice di vi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* Franciacor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rra in bottig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 Flea / morett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Menabrea alla spina piccola 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Menabrea alla spina grande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Amari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aro mezzo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grappa 90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* mezzo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pari / Crodi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 corretto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cockt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vande frigorifero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* Esta tè 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Bevande frigo banc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 Aperol soda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Cioccolata calda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* con p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Tè caldo</text:p>
          </table:table-cell>
          <table:table-cell office:value-type="float" office:value="3.5" calcext:value-type="float">
            <text:p>3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1T10:48:55.774000000</dc:date>
    <meta:editing-duration>PT29S</meta:editing-duration>
    <meta:editing-cycles>1</meta:editing-cycles>
    <meta:generator>LibreOffice/7.4.7.2$Windows_X86_64 LibreOffice_project/723314e595e8007d3cf785c16538505a1c878ca5</meta:generator>
    <meta:document-statistic meta:table-count="1" meta:cell-count="136" meta:object-count="0"/>
  </office:meta>
</office:document-meta>
</file>